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"/>
    <style:font-face style:name="Mangal1" svg:font-family="Mangal"/>
    <style:font-face style:name="Tahoma" svg:font-family="Tahoma, Helvetica, Arial, sans-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-0.088cm" fo:margin-top="0cm" fo:margin-bottom="0cm" table:align="left" style:writing-mode="lr-tb"/>
    </style:style>
    <style:style style:name="Table1.A" style:family="table-column">
      <style:table-column-properties style:column-width="5.29cm"/>
    </style:style>
    <style:style style:name="Table1.B" style:family="table-column">
      <style:table-column-properties style:column-width="11.72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88cm" fo:padding-right="0.097cm" fo:padding-top="0.097cm" fo:padding-bottom="0.097cm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ffffff" fo:padding-left="0.088cm" fo:padding-right="0.097cm" fo:padding-top="0.097cm" fo:padding-bottom="0.097cm" fo:border="0.5pt solid #000001">
        <style:background-image/>
      </style:table-cell-properties>
    </style:style>
    <style:style style:name="P1" style:family="paragraph" style:parent-style-name="Standard">
      <style:text-properties officeooo:rsid="00007dca" officeooo:paragraph-rsid="00007dca"/>
    </style:style>
    <style:style style:name="P2" style:family="paragraph" style:parent-style-name="Standard">
      <style:paragraph-properties>
        <style:tab-stops/>
      </style:paragraph-properties>
    </style:style>
    <style:style style:name="P3" style:family="paragraph" style:parent-style-name="Standard">
      <style:text-properties officeooo:paragraph-rsid="00007dca"/>
    </style:style>
    <style:style style:name="P4" style:family="paragraph" style:parent-style-name="Standard">
      <style:text-properties fo:font-size="16pt" officeooo:rsid="00007dca" officeooo:paragraph-rsid="00007dca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07dca" officeooo:paragraph-rsid="00007dca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officeooo:rsid="00007dca" officeooo:paragraph-rsid="00007dca" style:font-size-asian="18pt" style:font-size-complex="18pt"/>
    </style:style>
    <style:style style:name="P7" style:family="paragraph" style:parent-style-name="Standard">
      <style:text-properties officeooo:paragraph-rsid="00053dc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paragraph-rsid="00053dce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officeooo:paragraph-rsid="00053dce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fo:font-weight="normal" officeooo:paragraph-rsid="00053dce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paragraph-rsid="00053dc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3dc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fo:font-size="16pt" fo:font-weight="bold" officeooo:rsid="00007dca" officeooo:paragraph-rsid="00007dca" style:font-size-asian="16pt" style:font-weight-asian="bold" style:font-size-complex="16pt" style:font-weight-complex="bold"/>
    </style:style>
    <style:style style:name="P14" style:family="paragraph" style:parent-style-name="Standard" style:list-style-name="L1">
      <style:text-properties style:font-name="Liberation Serif" officeooo:paragraph-rsid="00007dca"/>
    </style:style>
    <style:style style:name="P15" style:family="paragraph" style:parent-style-name="Standard">
      <style:text-properties style:font-name="Liberation Serif" fo:font-weight="bold" officeooo:rsid="00007dca" officeooo:paragraph-rsid="00007dca" style:font-weight-asian="bold" style:font-weight-complex="bold"/>
    </style:style>
    <style:style style:name="P16" style:family="paragraph" style:parent-style-name="Standard" style:list-style-name="L1">
      <style:text-properties style:font-name="Liberation Serif" fo:font-size="16pt" fo:font-weight="bold" officeooo:rsid="00007dca" officeooo:paragraph-rsid="00007dca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text-properties style:font-name="Liberation Serif" fo:font-size="15pt" fo:font-weight="normal" officeooo:rsid="00007dca" officeooo:paragraph-rsid="00007dca" style:font-size-asian="15pt" style:font-weight-asian="normal" style:font-size-complex="15pt" style:font-weight-complex="normal"/>
    </style:style>
    <style:style style:name="P18" style:family="paragraph" style:parent-style-name="Standard" style:list-style-name="L2">
      <style:text-properties style:font-name="Liberation Serif" fo:font-size="15pt" fo:font-weight="normal" officeooo:rsid="00007dca" officeooo:paragraph-rsid="00007dca" style:font-size-asian="15pt" style:font-weight-asian="normal" style:font-size-complex="15pt" style:font-weight-complex="normal"/>
    </style:style>
    <style:style style:name="P19" style:family="paragraph" style:parent-style-name="Standard" style:list-style-name="L2">
      <style:text-properties style:font-name="Liberation Serif" fo:font-size="15pt" fo:font-weight="normal" officeooo:rsid="00053dce" officeooo:paragraph-rsid="00027ab6" style:font-size-asian="15pt" style:font-weight-asian="normal" style:font-size-complex="15pt" style:font-weight-complex="normal"/>
    </style:style>
    <style:style style:name="P20" style:family="paragraph" style:parent-style-name="Standard">
      <style:text-properties style:font-name="Liberation Serif" fo:font-size="15pt" fo:font-weight="bold" officeooo:rsid="00007dca" officeooo:paragraph-rsid="00007dca" style:font-size-asian="15pt" style:font-weight-asian="bold" style:font-size-complex="15pt" style:font-weight-complex="bold"/>
    </style:style>
    <style:style style:name="P21" style:family="paragraph" style:parent-style-name="Standard" style:list-style-name="L1">
      <style:text-properties style:font-name="Liberation Serif" fo:font-size="15pt" fo:font-weight="bold" officeooo:rsid="00007dca" officeooo:paragraph-rsid="00007dca" style:font-size-asian="15pt" style:font-weight-asian="bold" style:font-size-complex="15pt" style:font-weight-complex="bold"/>
    </style:style>
    <style:style style:name="P22" style:family="paragraph" style:parent-style-name="Standard" style:list-style-name="L3">
      <style:text-properties style:font-name="Liberation Serif" fo:font-size="15pt" fo:font-weight="bold" officeooo:rsid="00007dca" officeooo:paragraph-rsid="00007dca" style:font-size-asian="15pt" style:font-weight-asian="bold" style:font-size-complex="15pt" style:font-weight-complex="bold"/>
    </style:style>
    <style:style style:name="P23" style:family="paragraph" style:parent-style-name="Standard" style:list-style-name="L4">
      <style:text-properties officeooo:paragraph-rsid="00007dca"/>
    </style:style>
    <style:style style:name="P24" style:family="paragraph" style:parent-style-name="Standard" style:list-style-name="L4">
      <style:text-properties officeooo:paragraph-rsid="00027ab6"/>
    </style:style>
    <style:style style:name="P2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normal" officeooo:rsid="00007dca" officeooo:paragraph-rsid="00007dca" style:text-blinking="false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normal" officeooo:rsid="0004601d" officeooo:paragraph-rsid="00007dca" style:text-blinking="false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normal" officeooo:rsid="0004601d" officeooo:paragraph-rsid="0004601d" style:text-blinking="false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normal" officeooo:rsid="0004601d" officeooo:paragraph-rsid="00053dce" style:text-blinking="false" style:font-size-asian="14pt" style:font-weight-asian="normal" style:font-size-complex="14pt" style:font-weight-complex="normal"/>
    </style:style>
    <style:style style:name="P29" style:family="paragraph" style:parent-style-name="Standard" style:list-style-name="L6"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normal" officeooo:rsid="00053dce" officeooo:paragraph-rsid="00053dce" style:text-blinking="false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bold" officeooo:rsid="00007dca" officeooo:paragraph-rsid="00007dca" style:text-blinking="false" style:font-size-asian="14pt" style:font-weight-asian="bold" style:font-size-complex="14pt" style:font-weight-complex="bold"/>
    </style:style>
    <style:style style:name="P31" style:family="paragraph" style:parent-style-name="Standard" style:list-style-name="L5"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bold" officeooo:rsid="00053dce" officeooo:paragraph-rsid="00053dce" style:text-blinking="false" style:font-size-asian="14pt" style:font-weight-asian="bold" style:font-size-complex="14pt" style:font-weight-complex="bold"/>
    </style:style>
    <style:style style:name="P32" style:family="paragraph" style:parent-style-name="Standard" style:list-style-name="L7"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bold" officeooo:rsid="0004601d" officeooo:paragraph-rsid="0004601d" style:text-blinking="false" style:font-size-asian="14pt" style:font-weight-asian="bold" style:font-size-complex="14pt" style:font-weight-complex="bold"/>
    </style:style>
    <style:style style:name="P3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bold" officeooo:rsid="0004601d" officeooo:paragraph-rsid="00053dce" style:text-blinking="false" style:font-size-asian="14pt" style:font-weight-asian="bold" style:font-size-complex="14pt" style:font-weight-complex="bold"/>
    </style:style>
    <style:style style:name="P34" style:family="paragraph" style:parent-style-name="Standard" style:list-style-name="L9">
      <style:text-properties fo:font-weight="bold" officeooo:paragraph-rsid="00053dce" style:font-weight-asian="bold" style:font-weight-complex="bold"/>
    </style:style>
    <style:style style:name="P35" style:family="paragraph" style:parent-style-name="Standard">
      <style:text-properties officeooo:paragraph-rsid="00053dce"/>
    </style:style>
    <style:style style:name="P36" style:family="paragraph" style:parent-style-name="Standard">
      <loext:graphic-properties draw:fill="none"/>
      <style:paragraph-properties fo:background-color="transparent"/>
      <style:text-properties officeooo:paragraph-rsid="0006e8d0"/>
    </style:style>
    <style:style style:name="P37" style:family="paragraph" style:parent-style-name="Standard">
      <loext:graphic-properties draw:fill="none"/>
      <style:paragraph-properties fo:background-color="transparent"/>
      <style:text-properties officeooo:paragraph-rsid="0007dd23"/>
    </style:style>
    <style:style style:name="P38" style:family="paragraph" style:parent-style-name="Standard" style:list-style-name="L8">
      <style:paragraph-properties fo:margin-left="1.251cm" fo:margin-right="0cm" fo:text-indent="0cm" style:auto-text-indent="false"/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bold" officeooo:rsid="0004601d" officeooo:paragraph-rsid="00053dce" style:text-blinking="false" style:font-size-asian="14pt" style:font-weight-asian="bold" style:font-size-complex="14pt" style:font-weight-complex="bold"/>
    </style:style>
    <style:style style:name="P39" style:family="paragraph" style:parent-style-name="Standard" style:list-style-name="L10">
      <style:paragraph-properties fo:margin-left="1.251cm" fo:margin-right="0cm" fo:text-indent="0cm" style:auto-text-indent="false"/>
      <style:text-properties fo:font-weight="bold" officeooo:paragraph-rsid="00053dce" style:font-weight-asian="bold" style:font-weight-complex="bold"/>
    </style:style>
    <style:style style:name="P40" style:family="paragraph" style:parent-style-name="Standard" style:list-style-name="L11">
      <style:paragraph-properties fo:margin-left="1.251cm" fo:margin-right="0cm" fo:text-indent="0cm" style:auto-text-indent="false"/>
      <style:text-properties fo:font-weight="bold" officeooo:paragraph-rsid="00053dce" style:font-weight-asian="bold" style:font-weight-complex="bold"/>
    </style:style>
    <style:style style:name="P41" style:family="paragraph" style:parent-style-name="Standard" style:list-style-name="L14" style:master-page-name="">
      <loext:graphic-properties draw:fill="none"/>
      <style:paragraph-properties style:page-number="auto" fo:background-color="transparent"/>
      <style:text-properties officeooo:paragraph-rsid="0006e8d0"/>
    </style:style>
    <style:style style:name="P42" style:family="paragraph" style:parent-style-name="Standard" style:list-style-name="L12" style:master-page-name="">
      <loext:graphic-properties draw:fill="none"/>
      <style:paragraph-properties fo:margin-left="0.7cm" fo:margin-right="0cm" fo:text-indent="-0.6cm" style:auto-text-indent="false" style:page-number="auto" fo:background-color="transparent"/>
      <style:text-properties officeooo:rsid="0006e8d0" officeooo:paragraph-rsid="0006e8d0"/>
    </style:style>
    <style:style style:name="P43" style:family="paragraph" style:parent-style-name="Standard">
      <loext:graphic-properties draw:fill="none"/>
      <style:paragraph-properties fo:margin-left="0.7cm" fo:margin-right="0cm" fo:text-indent="-0.6cm" style:auto-text-indent="false" fo:background-color="transparent"/>
      <style:text-properties officeooo:rsid="0006e8d0" officeooo:paragraph-rsid="0006e8d0"/>
    </style:style>
    <style:style style:name="P44" style:family="paragraph" style:parent-style-name="Text_20_body">
      <loext:graphic-properties draw:fill="none"/>
      <style:paragraph-properties fo:background-color="transparent"/>
      <style:text-properties officeooo:paragraph-rsid="0007dd23"/>
    </style:style>
    <style:style style:name="P45" style:family="paragraph" style:parent-style-name="Preformatted_20_Text" style:list-style-name="L6"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bold" officeooo:rsid="00053dce" officeooo:paragraph-rsid="00053dce" style:text-blinking="false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7dca" style:font-weight-asian="bold" style:font-weight-complex="bold"/>
    </style:style>
    <style:style style:name="T3" style:family="text">
      <style:text-properties fo:font-variant="normal" fo:text-transform="none" fo:color="#111111" fo:font-size="15pt" fo:letter-spacing="normal" fo:font-style="normal" fo:font-weight="normal" officeooo:rsid="00007dca" style:font-weight-asian="bold" style:font-weight-complex="bold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variant="normal" fo:text-transform="none" fo:color="#222222" fo:letter-spacing="normal" fo:font-style="normal"/>
    </style:style>
    <style:style style:name="T6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1c1c1c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normal" officeooo:rsid="00007dca" style:text-blinking="false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1c1c1c" style:text-line-through-style="none" style:text-line-through-type="none" style:font-name="Liberation Serif" fo:font-size="14pt" fo:letter-spacing="normal" fo:font-style="normal" style:text-underline-style="none" fo:font-weight="normal" officeooo:rsid="0004601d" style:text-blinking="false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ff4e00" style:text-line-through-style="none" style:text-line-through-type="none" style:font-name="Liberation Serif" fo:font-size="15pt" fo:letter-spacing="normal" fo:font-style="normal" style:text-underline-style="none" fo:font-weight="bold" style:text-blinking="false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fo:color="#474b51" style:font-name="Tahoma" fo:font-size="12pt" fo:letter-spacing="normal" fo:font-style="normal" fo:font-weight="normal"/>
    </style:style>
    <style:style style:name="T13" style:family="text">
      <style:text-properties fo:font-variant="normal" fo:text-transform="none" fo:color="#474b51" style:font-name="Tahoma" fo:font-size="12pt" fo:letter-spacing="normal" fo:font-style="normal" fo:font-weight="normal" officeooo:rsid="0007dd23"/>
    </style:style>
    <style:style style:name="T14" style:family="text">
      <style:text-properties fo:font-variant="normal" fo:text-transform="none" fo:color="#474b51" style:font-name="Tahoma" fo:font-size="12pt" fo:letter-spacing="normal" fo:font-style="normal" fo:font-weight="bold"/>
    </style:style>
    <style:style style:name="T15" style:family="text">
      <style:text-properties style:font-name="Liberation Serif" fo:font-size="15pt" fo:font-weight="bold" officeooo:rsid="00007dca" style:font-size-asian="15pt" style:font-weight-asian="bold" style:font-size-complex="15pt" style:font-weight-complex="bold"/>
    </style:style>
    <style:style style:name="T16" style:family="text">
      <style:text-properties style:font-name="Liberation Serif" fo:font-size="15pt" fo:font-weight="bold" officeooo:rsid="00027ab6" style:font-size-asian="15pt" style:font-weight-asian="bold" style:font-size-complex="15pt" style:font-weight-complex="bold"/>
    </style:style>
    <style:style style:name="T17" style:family="text">
      <style:text-properties style:font-name="Liberation Serif" fo:font-weight="normal" style:font-weight-asian="normal" style:font-weight-complex="normal" loext:padding="0cm" loext:border="none"/>
    </style:style>
    <style:style style:name="T18" style:family="text">
      <style:text-properties officeooo:rsid="00053dce"/>
    </style:style>
    <style:style style:name="T19" style:family="text">
      <style:text-properties officeooo:rsid="0006e8d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07dd23"/>
    </style:style>
    <style:style style:name="T22" style:family="text">
      <style:text-properties loext:padding="0cm" loext:border="none"/>
    </style:style>
    <style:style style:name="T23" style:family="text">
      <style:text-properties fo:color="#000000" style:font-name="monospace" fo:font-size="12pt" fo:font-style="italic" fo:font-weight="normal" loext:padding="0cm" loext:border="none"/>
    </style:style>
    <style:style style:name="T24" style:family="text">
      <style:text-properties fo:color="#000000" style:font-name="monospace" fo:font-size="12pt" fo:font-style="italic" fo:font-weight="normal" officeooo:rsid="0007dd23" loext:padding="0cm" loext:border="none"/>
    </style:style>
    <style:style style:name="T25" style:family="text">
      <style:text-properties fo:color="#000000" style:font-name="monospace" fo:font-size="12pt" fo:font-style="italic" fo:font-weight="normal" officeooo:rsid="0007dd23" style:font-weight-asian="normal" style:font-weight-complex="normal" loext:padding="0cm" loext:border="none"/>
    </style:style>
    <style:style style:name="T26" style:family="text">
      <style:text-properties fo:color="#000000" style:font-name="monospace" fo:font-size="12pt" fo:font-style="italic" fo:font-weight="normal" style:font-weight-asian="normal" style:font-weight-complex="normal" loext:padding="0cm" loext:border="none"/>
    </style:style>
    <style:style style:name="T27" style:family="text">
      <style:text-properties fo:color="#000000" style:font-name="monospace" fo:font-size="12pt" fo:font-style="italic" officeooo:rsid="0007dd23" loext:padding="0cm" loext:border="none"/>
    </style:style>
    <style:style style:name="T28" style:family="text">
      <style:text-properties fo:color="#000000" style:font-name="monospace" fo:font-size="12pt" fo:font-style="italic" loext:padding="0cm" loext:border="none"/>
    </style:style>
    <style:style style:name="T29" style:family="text">
      <style:text-properties officeooo:rsid="00089848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67cm" fo:text-indent="-0.635cm" fo:margin-left="7.867cm"/>
        </style:list-level-properties>
      </text:list-level-style-number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Practical – 7 <text:span text:style-name="T18">Installing Docker ,</text:span>Create Docker Image and Run the Container</text:p>
      <text:p text:style-name="P6"/>
      <text:p text:style-name="P1"/>
      <text:p text:style-name="P4"/>
      <text:list xml:id="list2300628389" text:style-name="L1">
        <text:list-item>
          <text:p text:style-name="P13">Containerization</text:p>
          <text:p text:style-name="P14"><text:span text:style-name="T3">Containerization involves bundling an application together with all of its related configuration files, libraries and dependencies required for it to run in an efficient and bug-free way across different computing environments.</text:span><text:span text:style-name="T2"> </text:span></text:p>
        </text:list-item>
      </text:list>
      <text:p text:style-name="P15"/>
      <text:list xml:id="list124518609292343" text:continue-numbering="true" text:style-name="L1">
        <text:list-item>
          <text:p text:style-name="P16">Docker </text:p>
          <text:p text:style-name="P17"><text:span text:style-name="T5">Docker</text:span><text:span text:style-name="T4"> </text:span><text:span text:style-name="T5">is a tool designed to make it easier to create, deploy, and run applications by using containers.</text:span> </text:p>
        </text:list-item>
      </text:list>
      <text:p text:style-name="P20"/>
      <text:list xml:id="list124517240029245" text:continue-numbering="true" text:style-name="L1">
        <text:list-item>
          <text:p text:style-name="P21">Components of Docker </text:p>
        </text:list-item>
      </text:list>
      <text:list xml:id="list1122435591" text:style-name="L2">
        <text:list-item>
          <text:p text:style-name="P18">Docker deamon</text:p>
        </text:list-item>
        <text:list-item>
          <text:p text:style-name="P18">CLI</text:p>
        </text:list-item>
        <text:list-item>
          <text:p text:style-name="P18">REST API</text:p>
        </text:list-item>
        <text:list-item>
          <text:p text:style-name="P19">Repository</text:p>
        </text:list-item>
      </text:list>
      <text:p text:style-name="P20"><text:s text:c="5"/></text:p>
      <text:list xml:id="list3267422832" text:style-name="L3">
        <text:list-item>
          <text:p text:style-name="P22">Docker objects</text:p>
        </text:list-item>
      </text:list>
      <text:list xml:id="list4264820219" text:style-name="L4">
        <text:list-item>
          <text:p text:style-name="P23"><text:span text:style-name="T15">Docker Image : <text:s/></text:span><text:span text:style-name="T7">Docker images are read-only templates with instructions to create a docker container</text:span><text:span text:style-name="T6">.</text:span><text:span text:style-name="T1"> </text:span></text:p>
        </text:list-item>
        <text:list-item>
          <text:p text:style-name="P24"><text:span text:style-name="T15">D</text:span><text:span text:style-name="T16">ocker Container : </text:span><text:span text:style-name="T8">All the applications and their environment run inside this container. </text:span><text:span text:style-name="T11"> </text:span></text:p>
        </text:list-item>
        <text:list-item>
          <text:p text:style-name="P23"><text:span text:style-name="T15">Dockerfile : </text:span><text:span text:style-name="T9">set of command to create a docker image.</text:span></text:p>
        </text:list-item>
      </text:list>
      <text:p text:style-name="P25"/>
      <text:p text:style-name="P3"><text:span text:style-name="T9"><text:s text:c="3"/></text:span><text:span text:style-name="T10">Dockerfile ------→ Docker Image ------------→ Docker Container</text:span></text:p>
      <text:p text:style-name="P26"><text:s text:c="23"/>build <text:s text:c="28"/>run</text:p>
      <text:p text:style-name="P30"/>
      <text:list xml:id="list975536300" text:style-name="L5">
        <text:list-item>
          <text:p text:style-name="P31">Install Docker into ununtu</text:p>
        </text:list-item>
      </text:list>
      <text:list xml:id="list2874314703" text:style-name="L6">
        <text:list-item>
          <text:p text:style-name="P29"><text:s/>$ sudo apt-get update</text:p>
        </text:list-item>
        <text:list-item>
          <text:p text:style-name="P29"><text:s text:c="2"/>$ sudo apt-get install docker.io</text:p>
        </text:list-item>
        <text:list-item>
          <text:p text:style-name="P29"><text:s text:c="2"/>$ sudo usermod -aG docker &lt;username&gt;</text:p>
        </text:list-item>
        <text:list-item>
          <text:p text:style-name="P29">Restart OS</text:p>
        </text:list-item>
        <text:list-item>
          <text:p text:style-name="P45"><text:span text:style-name="Source_20_Text"><text:span text:style-name="T17">$systemctl start docker</text:span></text:span></text:p>
        </text:list-item>
        <text:list-item>
          <text:p text:style-name="P29">$docker –version</text:p>
        </text:list-item>
        <text:list-item>
          <text:p text:style-name="P29">$docker run -it hello- world <text:s/>→ checking docker working properly or not</text:p>
        </text:list-item>
      </text:list>
      <text:list xml:id="list3405711623" text:style-name="L7">
        <text:list-item>
          <text:p text:style-name="P32">Command for building and running the Docker containers</text:p>
        </text:list-item>
      </text:list>
      <text:p text:style-name="P33"><text:soft-page-break/></text:p>
      <text:list xml:id="list1616314201" text:style-name="L8">
        <text:list-item>
          <text:p text:style-name="P38">To Build the Dockerimage</text:p>
        </text:list-item>
      </text:list>
      <text:p text:style-name="P7"/>
      <text:p text:style-name="P9"><text:s/>$ docker build -t &lt;imagename&gt;:&lt;tag&gt; <text:s/>path of dockerfile</text:p>
      <text:p text:style-name="P9"/>
      <text:p text:style-name="P9">$docker build -t phpapache:v1 . - &gt;current dockerfile is in current directory</text:p>
      <text:p text:style-name="P7"/>
      <text:list xml:id="list1278615950" text:style-name="L9">
        <text:list-item>
          <text:p text:style-name="P34">To Run the docker image</text:p>
        </text:list-item>
      </text:list>
      <text:p text:style-name="P7"/>
      <text:p text:style-name="P9">$ docker run [options] &lt;imagename&gt;:tagname <text:s/>[Command]</text:p>
      <text:p text:style-name="P7"/>
      <text:p text:style-name="P10">$docker run -d -it -p 1234:80 phpapache:v1 <text:s/>→<text:span text:style-name="T29"> for apache service</text:span></text:p>
      <text:p text:style-name="P7"/>
      <text:list xml:id="list749085227" text:style-name="L10">
        <text:list-item>
          <text:p text:style-name="P39">To docker image store at location</text:p>
        </text:list-item>
      </text:list>
      <text:p text:style-name="P7"/>
      <text:p text:style-name="P8">$docker save -o path/filename.tar <text:s/>&lt;imagename&gt;:tagname</text:p>
      <text:p text:style-name="P8"/>
      <text:p text:style-name="P8">$docker save -o <text:s/>docker save -o D:\Acedemic-Teaching\Colud-computing-PNJ\docker\phpapache.tar phpapache:v1</text:p>
      <text:p text:style-name="P7"/>
      <text:list xml:id="list4030330819" text:style-name="L11">
        <text:list-item>
          <text:p text:style-name="P40">To import the file at another location</text:p>
        </text:list-item>
      </text:list>
      <text:p text:style-name="P8">$docker load -i <text:s/>path of tarfile</text:p>
      <text:p text:style-name="P8"/>
      <text:p text:style-name="P8">$docker load -i <text:s/>D:\Teaching\Colud-computing\docker\phpapache.tar</text:p>
      <text:p text:style-name="P33"/>
      <text:p text:style-name="P27"/>
      <text:p text:style-name="P28"><text:s text:c="5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Command</text:p>
          </table:table-cell>
          <table:table-cell table:style-name="Table1.B1" office:value-type="string">
            <text:p text:style-name="P11">Operation</text:p>
          </table:table-cell>
        </table:table-row>
        <table:table-row table:style-name="Table1.1">
          <table:table-cell table:style-name="Table1.A1" office:value-type="string">
            <text:p text:style-name="P11">docker image ls</text:p>
          </table:table-cell>
          <table:table-cell table:style-name="Table1.B1" office:value-type="string">
            <text:p text:style-name="P11">List docker images in local repository</text:p>
          </table:table-cell>
        </table:table-row>
        <table:table-row table:style-name="Table1.1">
          <table:table-cell table:style-name="Table1.A1" office:value-type="string">
            <text:p text:style-name="P11">docker container ls -a</text:p>
          </table:table-cell>
          <table:table-cell table:style-name="Table1.B1" office:value-type="string">
            <text:p text:style-name="P11">List running docker container</text:p>
          </table:table-cell>
        </table:table-row>
        <table:table-row table:style-name="Table1.1">
          <table:table-cell table:style-name="Table1.A1" office:value-type="string">
            <text:p text:style-name="P11">docker <text:s/>rmi &lt;imagename:tag&gt;</text:p>
          </table:table-cell>
          <table:table-cell table:style-name="Table1.B1" office:value-type="string">
            <text:p text:style-name="P11">It removes the docker image from registry</text:p>
          </table:table-cell>
        </table:table-row>
        <table:table-row table:style-name="Table1.1">
          <table:table-cell table:style-name="Table1.A1" office:value-type="string">
            <text:p text:style-name="P11">Docker container rm &lt;container name&gt;</text:p>
          </table:table-cell>
          <table:table-cell table:style-name="Table1.B1" office:value-type="string">
            <text:p text:style-name="P11">Remove the container from registry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12"/>
          </table:table-cell>
        </table:table-row>
      </table:table>
      <text:p text:style-name="P7"/>
      <text:p text:style-name="P7"/>
      <text:list xml:id="list520518253" text:style-name="L12">
        <text:list-item>
          <text:p text:style-name="P42">Create Dockerfile for configure apache server</text:p>
        </text:list-item>
      </text:list>
      <text:p text:style-name="P43"/>
      <text:p text:style-name="P43">FROM ubuntu:latest</text:p>
      <text:p text:style-name="P43"/>
      <text:p text:style-name="P43">MAINTAINER DDUMCA</text:p>
      <text:p text:style-name="P43"/>
      <text:p text:style-name="P43">RUN apt-get update</text:p>
      <text:p text:style-name="P43">RUN apt-get install -y apache2</text:p>
      <text:p text:style-name="P43"><text:soft-page-break/></text:p>
      <text:p text:style-name="P43">COPY index.html /var/www/html/</text:p>
      <text:p text:style-name="P43"/>
      <text:p text:style-name="P43">#ENTRYPOINT ["/usr/sbin/apache2", "-k", "start"]</text:p>
      <text:p text:style-name="P43"/>
      <text:p text:style-name="P43">EXPOSE 80</text:p>
      <text:p text:style-name="P43">CMD ["apachectl", "-D", "FOREGROUND"]</text:p>
      <text:p text:style-name="P43">chmod 777 / var / www / html/</text:p>
      <text:p text:style-name="P43"/>
      <text:p text:style-name="P43"/>
      <text:list xml:id="list3482234773" text:style-name="L14">
        <text:list-item>
          <text:p text:style-name="P41"><text:span text:style-name="T19">Dockerfile Commands</text:span></text:p>
        </text:list-item>
      </text:list>
      <text:p text:style-name="P36"/>
      <text:p text:style-name="P37"><text:span text:style-name="T21">RUN : <text:s/></text:span><text:span text:style-name="T12">Used to execute a command during the build process of the docker image.</text:span> </text:p>
      <text:p text:style-name="P37"><text:span text:style-name="Strong_20_Emphasis"><text:span text:style-name="T14">ENV</text:span></text:span> : <text:span text:style-name="T12">Define an environment variable.</text:span> </text:p>
      <text:p text:style-name="P37"><text:span text:style-name="Strong_20_Emphasis"><text:span text:style-name="T14">CMD</text:span></text:span> : <text:span text:style-name="T12">Used for executing commands when we build a new container from the docker image</text:span> </text:p>
      <text:p text:style-name="P44"><text:span text:style-name="Strong_20_Emphasis"><text:span text:style-name="T14">ENTRYPOINT : </text:span></text:span><text:span text:style-name="T12">Define the default command that will be executed when the container is running.</text:span></text:p>
      <text:p text:style-name="P44"><text:span text:style-name="Strong_20_Emphasis"><text:span text:style-name="T14">USER</text:span></text:span><text:span text:style-name="T12"> <text:s/>: </text:span><text:span text:style-name="T13">set the user for the containers<text:line-break/>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"/>
    <style:font-face style:name="Mangal1" svg:font-family="Mangal"/>
    <style:font-face style:name="Tahoma" svg:font-family="Tahoma, Helvetica, Arial, sans-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0-02-19T12:41:58.162000000</dc:date>
    <meta:editing-duration>PT31M25S</meta:editing-duration>
    <meta:editing-cycles>6</meta:editing-cycles>
    <meta:document-statistic meta:table-count="1" meta:image-count="0" meta:object-count="0" meta:page-count="3" meta:paragraph-count="65" meta:word-count="418" meta:character-count="2733" meta:non-whitespace-character-count="2314"/>
  </office:meta>
</office:document-meta>
</file>